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in" fo:margin-right="0in" fo:text-align="end" style:justify-single-word="false" fo:text-indent="0in" style:auto-text-indent="false" style:writing-mode="rl-tb"/>
      <style:text-properties style:font-name="Noto Sans Arabic" fo:font-size="16pt" style:font-name-complex="Noto Sans Arabic" style:font-size-complex="16pt"/>
    </style:style>
    <style:style style:name="P2" style:family="paragraph" style:parent-style-name="Horizontal_20_Line">
      <style:paragraph-properties fo:text-align="end" style:justify-single-word="false" style:writing-mode="rl-tb"/>
      <style:text-properties style:font-name="Noto Sans Arabic" fo:font-size="10pt" style:font-size-asian="6pt" style:font-name-complex="Noto Sans Arabic" style:font-size-complex="10pt"/>
    </style:style>
    <style:style style:name="P3" style:family="paragraph" style:parent-style-name="Heading_20_3">
      <style:paragraph-properties fo:text-align="end" style:justify-single-word="false" style:writing-mode="rl-tb"/>
    </style:style>
    <style:style style:name="P4" style:family="paragraph" style:parent-style-name="Text_20_body" style:list-style-name="L1">
      <style:paragraph-properties fo:text-align="end" style:justify-single-word="false" style:writing-mode="rl-tb"/>
    </style:style>
    <style:style style:name="P5" style:family="paragraph" style:parent-style-name="Text_20_body" style:list-style-name="L2">
      <style:paragraph-properties fo:text-align="end" style:justify-single-word="false" style:writing-mode="rl-tb"/>
    </style:style>
    <style:style style:name="P6" style:family="paragraph" style:parent-style-name="Text_20_body" style:list-style-name="L2">
      <style:paragraph-properties fo:margin-left="0in" fo:margin-right="0in" fo:text-align="end" style:justify-single-word="false" fo:text-indent="0in" style:auto-text-indent="false" style:writing-mode="rl-tb"/>
    </style:style>
    <style:style style:name="P7" style:family="paragraph" style:parent-style-name="Text_20_body">
      <style:paragraph-properties fo:text-align="end" style:justify-single-word="false" style:writing-mode="rl-tb"/>
    </style:style>
    <style:style style:name="P8" style:family="paragraph" style:parent-style-name="Text_20_body" style:list-style-name="L3">
      <style:paragraph-properties fo:text-align="end" style:justify-single-word="false" style:writing-mode="rl-tb"/>
    </style:style>
    <style:style style:name="P9" style:family="paragraph" style:parent-style-name="Text_20_body" style:list-style-name="L3">
      <style:paragraph-properties fo:margin-left="0in" fo:margin-right="0in" fo:text-align="end" style:justify-single-word="false" fo:text-indent="0in" style:auto-text-indent="false" style:writing-mode="rl-tb"/>
    </style:style>
    <style:style style:name="P10" style:family="paragraph" style:parent-style-name="Text_20_body">
      <style:paragraph-properties fo:margin-left="0in" fo:margin-right="0in" fo:text-align="end" style:justify-single-word="false" fo:text-indent="0in" style:auto-text-indent="false" style:writing-mode="rl-tb"/>
      <style:text-properties style:font-name="Noto Sans Arabic" fo:font-size="16pt" style:font-size-asian="14pt" style:font-name-complex="Noto Sans Arabic" style:font-size-complex="16pt"/>
    </style:style>
    <style:style style:name="P11" style:family="paragraph" style:parent-style-name="Text_20_body" style:list-style-name="L4">
      <style:paragraph-properties fo:margin-left="0in" fo:margin-right="0in" fo:text-align="end" style:justify-single-word="false" fo:text-indent="0in" style:auto-text-indent="false" style:writing-mode="rl-tb"/>
      <style:text-properties style:font-name="Noto Sans Arabic" fo:font-size="16pt" style:font-size-asian="14pt" style:font-name-complex="Noto Sans Arabic" style:font-size-complex="16pt"/>
    </style:style>
    <style:style style:name="P12" style:family="paragraph" style:parent-style-name="Text_20_body" style:list-style-name="L5">
      <style:paragraph-properties fo:text-align="end" style:justify-single-word="false" style:writing-mode="rl-tb"/>
    </style:style>
    <style:style style:name="P13" style:family="paragraph" style:parent-style-name="Text_20_body" style:list-style-name="L6">
      <style:paragraph-properties fo:text-align="end" style:justify-single-word="false" style:writing-mode="rl-tb"/>
      <style:text-properties style:font-name="Noto Sans Arabic" fo:font-size="16pt" style:font-size-asian="14pt" style:font-name-complex="Noto Sans Arabic" style:font-size-complex="16pt"/>
    </style:style>
    <style:style style:name="P14" style:family="paragraph" style:parent-style-name="Text_20_body" style:list-style-name="L6">
      <style:paragraph-properties fo:text-align="end" style:justify-single-word="false" style:writing-mode="rl-tb"/>
    </style:style>
    <style:style style:name="P15" style:family="paragraph" style:parent-style-name="Standard">
      <style:paragraph-properties fo:text-align="end" style:justify-single-word="false" style:writing-mode="rl-tb"/>
      <style:text-properties style:font-name="Noto Sans Arabic" fo:font-size="16pt" style:font-size-asian="14pt" style:font-name-complex="Noto Sans Arabic" style:font-size-complex="16pt"/>
    </style:style>
    <style:style style:name="T1" style:family="text">
      <style:text-properties style:font-name="Noto Sans Arabic" fo:font-size="18pt" style:font-size-asian="14pt" style:font-name-complex="Noto Sans Arabic" style:font-size-complex="18pt"/>
    </style:style>
    <style:style style:name="T2" style:family="text">
      <style:text-properties style:font-name="Noto Sans Arabic" fo:font-size="16pt" style:font-size-asian="14pt" style:font-name-complex="Noto Sans Arabic" style:font-size-complex="16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توزیع فوق هندسی (Hypergeometric Distribution) برای مدلسازی موقعیتهایی استفاده میشود که در آنها نمونهگیری بدون جایگزینی از یک جامعه محدود انجام میشود و هدف شمارش تعداد اعضای یک زیرگروه خاص در نمونه است. این توزیع با وجود ظاهر ساده (مثل مثال گویهای سفید و سیاه در کوزه)، در موقعیتهای متنوعی کاربرد دارد. درک ساختار آن به دو مفهوم کلیدی وابسته است:</text:p>
      <text:p text:style-name="P2"/>
      <text:h text:style-name="P3" text:outline-level="3"><text:span text:style-name="Strong_20_Emphasis"><text:span text:style-name="T1">ساختار اصلی توزیع فوق هندسی:</text:span></text:span></text:h>
      <text:list text:style-name="L1">
        <text:list-item>
          <text:p text:style-name="P4"><text:span text:style-name="Strong_20_Emphasis"><text:span text:style-name="T2">دو برچسب برای هر عضو جامعه:</text:span></text:span></text:p>
          <text:list>
            <text:list-item>
              <text:p text:style-name="P4"><text:span text:style-name="Strong_20_Emphasis"><text:span text:style-name="T2">برچسب اول:</text:span></text:span><text:span text:style-name="T2"> عضوی از یک زیرگروه خاص است یا نه (مثلاً سفید/سیاه، بیمار/سالم، معیوب/سالم).</text:span></text:p>
            </text:list-item>
            <text:list-item>
              <text:p text:style-name="P4"><text:span text:style-name="Strong_20_Emphasis"><text:span text:style-name="T2">برچسب دوم:</text:span></text:span><text:span text:style-name="T2"> عضو در نمونه انتخاب شده است یا نه (نمونهگیری/غیر نمونهگیری).</text:span></text:p>
            </text:list-item>
          </text:list>
        </text:list-item>
        <text:list-item>
          <text:p text:style-name="P4"><text:span text:style-name="Strong_20_Emphasis"><text:span text:style-name="T2">تصادفی بودن حداقل یکی از برچسبها:</text:span></text:span></text:p>
          <text:list>
            <text:list-item>
              <text:p text:style-name="P4"><text:span text:style-name="T2">نمونهگیری بهصورت تصادفی انجام میشود (تمامی زیرمجموعههای ممکن با اندازه </text:span><text:span text:style-name="Source_20_Text"><text:span text:style-name="T2">n</text:span></text:span><text:span text:style-name="T2"> شانس یکسان دارند).</text:span></text:p>
            </text:list-item>
          </text:list>
        </text:list-item>
      </text:list>
      <text:p text:style-name="P2"><text:soft-page-break/></text:p>
      <text:h text:style-name="P3" text:outline-level="3"><text:span text:style-name="Strong_20_Emphasis"><text:span text:style-name="T1">مثال کلاسیک (کوزه):</text:span></text:span></text:h>
      <text:list text:style-name="L2">
        <text:list-item>
          <text:p text:style-name="P5"><text:span text:style-name="Strong_20_Emphasis"><text:span text:style-name="T2">جامعه:</text:span></text:span><text:span text:style-name="T2"> </text:span><text:span text:style-name="Source_20_Text"><text:span text:style-name="T2">W</text:span></text:span><text:span text:style-name="T2"> گوی سفید و </text:span><text:span text:style-name="Source_20_Text"><text:span text:style-name="T2">B</text:span></text:span><text:span text:style-name="T2"> گوی سیاه در کوزه.</text:span></text:p>
        </text:list-item>
        <text:list-item>
          <text:p text:style-name="P5"><text:span text:style-name="Strong_20_Emphasis"><text:span text:style-name="T2">نمونهبرداری:</text:span></text:span><text:span text:style-name="T2"> </text:span><text:span text:style-name="Source_20_Text"><text:span text:style-name="T2">n</text:span></text:span><text:span text:style-name="T2"> گوی بهصورت تصادفی </text:span><text:span text:style-name="Strong_20_Emphasis"><text:span text:style-name="T2">بدون جایگزینی</text:span></text:span><text:span text:style-name="T2"> انتخاب میشود.</text:span></text:p>
        </text:list-item>
        <text:list-item>
          <text:p text:style-name="P5"><text:span text:style-name="Strong_20_Emphasis"><text:span text:style-name="T2">متغیر تصادفی (</text:span></text:span><text:span text:style-name="Strong_20_Emphasis"><text:span text:style-name="Source_20_Text"><text:span text:style-name="T2">X</text:span></text:span></text:span><text:span text:style-name="Strong_20_Emphasis"><text:span text:style-name="T2">):</text:span></text:span><text:span text:style-name="T2"> تعداد گویهای سفید در نمونه.</text:span></text:p>
        </text:list-item>
        <text:list-item>
          <text:p text:style-name="P6"><text:span text:style-name="Strong_20_Emphasis"><text:span text:style-name="T2">توزیع:</text:span></text:span><text:span text:style-name="T2"> X∼HGeom(W,B,n).</text:span></text:p>
        </text:list-item>
      </text:list>
      <text:p text:style-name="P2"/>
      <text:h text:style-name="P3" text:outline-level="3"><text:span text:style-name="Strong_20_Emphasis"><text:span text:style-name="T1">تعمیم به موقعیتهای دیگر:</text:span></text:span></text:h>
      <text:p text:style-name="P7"><text:span text:style-name="T2">هر موقعیتی که شامل </text:span><text:span text:style-name="Strong_20_Emphasis"><text:span text:style-name="T2">نمونهگیری بدون جایگزینی</text:span></text:span><text:span text:style-name="T2"> از یک جامعه با </text:span><text:span text:style-name="Strong_20_Emphasis"><text:span text:style-name="T2">دو ویژگی مستقل</text:span></text:span><text:span text:style-name="T2"> باشد، میتواند با توزیع فوق هندسی مدلسازی شود. مثالها:</text:span></text:p>
      <text:list text:style-name="L3">
        <text:list-item>
          <text:p text:style-name="P8"><text:span text:style-name="Strong_20_Emphasis"><text:span text:style-name="T2">اپیدمیولوژی:</text:span></text:span></text:p>
          <text:list>
            <text:list-item>
              <text:p text:style-name="P8"><text:span text:style-name="Strong_20_Emphasis"><text:span text:style-name="T2">جامعه:</text:span></text:span><text:span text:style-name="T2"> </text:span><text:span text:style-name="Source_20_Text"><text:span text:style-name="T2">N</text:span></text:span><text:span text:style-name="T2"> نفر (مثلاً ۱۰۰۰ نفر) که </text:span><text:span text:style-name="Source_20_Text"><text:span text:style-name="T2">K</text:span></text:span><text:span text:style-name="T2"> نفر بیمار هستند.</text:span></text:p>
            </text:list-item>
            <text:list-item>
              <text:p text:style-name="P8"><text:span text:style-name="Strong_20_Emphasis"><text:span text:style-name="T2">نمونه:</text:span></text:span><text:span text:style-name="T2"> </text:span><text:span text:style-name="Source_20_Text"><text:span text:style-name="T2">n</text:span></text:span><text:span text:style-name="T2"> نفر بهصورت تصادفی انتخاب میشوند.</text:span></text:p>
            </text:list-item>
            <text:list-item>
              <text:p text:style-name="P9"><text:span text:style-name="Strong_20_Emphasis"><text:span text:style-name="T2">سوال:</text:span></text:span><text:span text:style-name="T2"> احتمال اینکه در نمونه، </text:span><text:span text:style-name="Source_20_Text"><text:span text:style-name="T2">k</text:span></text:span><text:span text:style-name="T2"> نفر بیمار باشند؟<text:line-break/>X∼HGeom(K,N−K,n).</text:span></text:p>
            </text:list-item>
          </text:list>
        </text:list-item>
        <text:list-item>
          <text:p text:style-name="P8"><text:soft-page-break/><text:span text:style-name="Strong_20_Emphasis"><text:span text:style-name="T2">کنترل کیفیت:</text:span></text:span></text:p>
          <text:list>
            <text:list-item>
              <text:p text:style-name="P8"><text:span text:style-name="Strong_20_Emphasis"><text:span text:style-name="T2">جامعه:</text:span></text:span><text:span text:style-name="T2"> </text:span><text:span text:style-name="Source_20_Text"><text:span text:style-name="T2">M</text:span></text:span><text:span text:style-name="T2"> محصول (مثلاً ۱۰۰ محصول) که </text:span><text:span text:style-name="Source_20_Text"><text:span text:style-name="T2">D</text:span></text:span><text:span text:style-name="T2"> عدد معیوب هستند.</text:span></text:p>
            </text:list-item>
            <text:list-item>
              <text:p text:style-name="P8"><text:span text:style-name="Strong_20_Emphasis"><text:span text:style-name="T2">نمونه:</text:span></text:span><text:span text:style-name="T2"> </text:span><text:span text:style-name="Source_20_Text"><text:span text:style-name="T2">m</text:span></text:span><text:span text:style-name="T2"> محصول بهصورت تصادفی بررسی میشوند.</text:span></text:p>
            </text:list-item>
            <text:list-item>
              <text:p text:style-name="P9"><text:span text:style-name="Strong_20_Emphasis"><text:span text:style-name="T2">سوال:</text:span></text:span><text:span text:style-name="T2"> احتمال کشف </text:span><text:span text:style-name="Source_20_Text"><text:span text:style-name="T2">d</text:span></text:span><text:span text:style-name="T2"> محصول معیوب در نمونه؟<text:line-break/>X∼HGeom(D,M−D,m).</text:span></text:p>
            </text:list-item>
          </text:list>
        </text:list-item>
        <text:list-item>
          <text:p text:style-name="P8"><text:span text:style-name="Strong_20_Emphasis"><text:span text:style-name="T2">ژنتیک:</text:span></text:span></text:p>
          <text:list>
            <text:list-item>
              <text:p text:style-name="P8"><text:span text:style-name="Strong_20_Emphasis"><text:span text:style-name="T2">جامعه:</text:span></text:span><text:span text:style-name="T2"> </text:span><text:span text:style-name="Source_20_Text"><text:span text:style-name="T2">N</text:span></text:span><text:span text:style-name="T2"> کروموزوم که </text:span><text:span text:style-name="Source_20_Text"><text:span text:style-name="T2">A</text:span></text:span><text:span text:style-name="T2"> عدد دارای آلل خاصی هستند.</text:span></text:p>
            </text:list-item>
            <text:list-item>
              <text:p text:style-name="P8"><text:span text:style-name="Strong_20_Emphasis"><text:span text:style-name="T2">نمونه:</text:span></text:span><text:span text:style-name="T2"> </text:span><text:span text:style-name="Source_20_Text"><text:span text:style-name="T2">n</text:span></text:span><text:span text:style-name="T2"> کروموزوم انتخاب میشود.</text:span></text:p>
            </text:list-item>
            <text:list-item>
              <text:p text:style-name="P9"><text:span text:style-name="Strong_20_Emphasis"><text:span text:style-name="T2">سوال:</text:span></text:span><text:span text:style-name="T2"> تعداد آللهای خاص در نمونه؟<text:line-break/>X∼HGeom(A,N−A,n).</text:span></text:p>
            </text:list-item>
          </text:list>
        </text:list-item>
      </text:list>
      <text:p text:style-name="P2"/>
      <text:h text:style-name="P3" text:outline-level="3"><text:span text:style-name="Strong_20_Emphasis"><text:span text:style-name="T1">فرمول احتمال:</text:span></text:span></text:h>
      <text:p text:style-name="P7"><text:span text:style-name="T2">احتمال مشاهده </text:span><text:span text:style-name="Source_20_Text"><text:span text:style-name="T2">k</text:span></text:span><text:span text:style-name="T2"> عضو از زیرگروه مورد نظر در نمونه بهصورت زیر محاسبه میشود:</text:span></text:p>
      <text:p text:style-name="P10">P(X=k)=(nW+B​)(kW​)(n−kB​)​,</text:p>
      <text:list text:style-name="L4">
        <text:list-item>
          <text:p text:style-name="P11"><text:soft-page-break/>W: تعداد اعضای زیرگروه مورد نظر در جامعه (مثلاً گویهای سفید).</text:p>
        </text:list-item>
        <text:list-item>
          <text:p text:style-name="P11">B: تعداد سایر اعضا (مثلاً گویهای سیاه).</text:p>
        </text:list-item>
        <text:list-item>
          <text:p text:style-name="P11">n: اندازه نمونه.</text:p>
        </text:list-item>
      </text:list>
      <text:p text:style-name="P2"/>
      <text:h text:style-name="P3" text:outline-level="3"><text:span text:style-name="Strong_20_Emphasis"><text:span text:style-name="T1">تفاوت با توزیع دوجملهای (Binomial):</text:span></text:span></text:h>
      <text:list text:style-name="L5">
        <text:list-item>
          <text:p text:style-name="P12"><text:span text:style-name="Strong_20_Emphasis"><text:span text:style-name="T2">توزیع دوجملهای:</text:span></text:span><text:span text:style-name="T2"> نمونهگیری </text:span><text:span text:style-name="Strong_20_Emphasis"><text:span text:style-name="T2">با جایگزینی</text:span></text:span><text:span text:style-name="T2"> (احتمال ثابت در هر آزمایش).</text:span></text:p>
        </text:list-item>
        <text:list-item>
          <text:p text:style-name="P12"><text:span text:style-name="Strong_20_Emphasis"><text:span text:style-name="T2">توزیع فوق هندسی:</text:span></text:span><text:span text:style-name="T2"> نمونهگیری </text:span><text:span text:style-name="Strong_20_Emphasis"><text:span text:style-name="T2">بدون جایگزینی</text:span></text:span><text:span text:style-name="T2"> (احتمال وابسته به آزمایشهای قبلی).</text:span></text:p>
        </text:list-item>
      </text:list>
      <text:p text:style-name="P2"/>
      <text:h text:style-name="P3" text:outline-level="3"><text:span text:style-name="Strong_20_Emphasis"><text:span text:style-name="T1">نکات کلیدی:</text:span></text:span></text:h>
      <text:list text:style-name="L6">
        <text:list-item>
          <text:p text:style-name="P13">در جامعه بزرگ و نمونه کوچک، توزیع فوق هندسی به دوجملهای نزدیک میشود.</text:p>
        </text:list-item>
        <text:list-item>
          <text:p text:style-name="P14"><text:span text:style-name="T2">برای محاسبه احتمال، نیاز به دانستن اندازه جامعه (</text:span><text:span text:style-name="Source_20_Text"><text:span text:style-name="T2">W + B</text:span></text:span><text:span text:style-name="T2">) و اندازه زیرگروه (</text:span><text:span text:style-name="Source_20_Text"><text:span text:style-name="T2">W</text:span></text:span><text:span text:style-name="T2">) داریم.</text:span></text:p>
        </text:list-item>
        <text:list-item>
          <text:p text:style-name="P13">عدم استقلال بین آزمایشها به دلیل نبود جایگزینی.</text:p>
        </text:list-item>
      </text:list>
      <text:p text:style-name="P2"/>
      <text:h text:style-name="P3" text:outline-level="3"><text:soft-page-break/><text:span text:style-name="Strong_20_Emphasis"><text:span text:style-name="T1">جمعبندی:</text:span></text:span></text:h>
      <text:p text:style-name="P7"><text:span text:style-name="T2">توزیع فوق هندسی هر زمان که بخواهیم تعداد تقاطع دو برچسب (مثلاً «سفید و نمونهگیری شده») را در یک نمونه تصادفی </text:span><text:span text:style-name="Strong_20_Emphasis"><text:span text:style-name="T2">بدون جایگزینی</text:span></text:span><text:span text:style-name="T2"> محاسبه کنیم، استفاده میشود. این توزیع در علوم مختلفی مانند آمار، زیستشناسی، مهندسی و اقتصاد کاربرد گستردهای دارد.</text:span></text:p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14T18:57:59.991303771</meta:creation-date>
    <dc:date>2025-04-14T18:58:57.374586049</dc:date>
    <meta:editing-duration>PT59S</meta:editing-duration>
    <meta:editing-cycles>1</meta:editing-cycles>
    <meta:generator>LibreOffice/25.2.2.2$Linux_X86_64 LibreOffice_project/520$Build-2</meta:generator>
    <meta:document-statistic meta:table-count="0" meta:image-count="0" meta:object-count="0" meta:page-count="5" meta:paragraph-count="41" meta:word-count="432" meta:character-count="2372" meta:non-whitespace-character-count="1994"/>
  </office:meta>
</office:document-meta>
</file>